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color="#ce181e" fo:font-size="14pt" style:font-size-asian="14pt" style:font-size-complex="14pt"/>
    </style:style>
    <style:style style:name="P4" style:family="paragraph" style:parent-style-name="Standard">
      <style:text-properties fo:font-size="14pt" officeooo:paragraph-rsid="00187f90" style:font-size-asian="14pt" style:font-size-complex="14pt"/>
    </style:style>
    <style:style style:name="T1" style:family="text">
      <style:text-properties fo:color="#ce18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chapter 7 verses 1-10. </text:p>
      <text:p text:style-name="P1"/>
      <text:p text:style-name="P4">Joshua 7-1 </text:p>
      <text:p text:style-name="P4">a וַיִּמְעֲל֧וּ בְנֵֽי־יִשְׂרָאֵ֛ל מַ֖עַל בַּחֵ֑רֶם </text:p>
      <text:p text:style-name="P4"><text:s text:c="4"/>but_they_committed(מָעַל, Consecutive Imperfect) (Conj-w | V-Qal-ConsecImperf-3mp)</text:p>
      <text:p text:style-name="P4"><text:s text:c="4"/>the_sons_of_Israel(Construct Chain, definiteness) (בֵּן)</text:p>
      <text:p text:style-name="P4"><text:s text:c="4"/>a_trespass(N-ms)(מַעַל)</text:p>
      <text:p text:style-name="P4"><text:s text:c="4"/>in_the(בְּ הָ)_accursedThing(Prep-b, Art | N-ms)</text:p>
      <text:p text:style-name="P4">b וַיִּקַּח עָכָ֣ן בֶּן־כַּרְמִי֩ בֶן־זַבְדִּי בֶן־זֶ֜רַח </text:p>
      <text:p text:style-name="P4"><text:s text:c="4"/>and_he_took (Conj-w | V-Qal-ConsecImperf-3ms)(לָקַח)</text:p>
      <text:p text:style-name="P4"><text:s text:c="4"/>Achan, the_son_of_Carmi, the_son_of_Zabdi, the_son_of_Zarah, </text:p>
      <text:p text:style-name="P4">c לְמַטֵּה יְהוּדָה֙ מִן־הַחֵ֔רֶם </text:p>
      <text:p text:style-name="P4"><text:s text:c="4"/>to_the_tribe_of_Judah from_the_accursedThing</text:p>
      <text:p text:style-name="P4">d וַיִּחַר־אַ֥ף יְהוָ֖ה בִּבְנֵ֥י יִשְׂרָאֵֽל׃</text:p>
      <text:p text:style-name="P4"><text:s text:c="4"/>and_he_burned_the_anger_of_Yahweh(חָרָה burn)</text:p>
      <text:p text:style-name="P4"><text:s text:c="4"/>in_the_sons_of_Israel. </text:p>
      <text:p text:style-name="P4"/>
      <text:p text:style-name="P4">Note: In this verse, the conjunction וְ is a consecutive imperfect form, so, even the word such as יִּקַח means a imperfect "he_will_take", we should translate this word as a perfect "and_he_took". </text:p>
      <text:p text:style-name="P4"/>
      <text:p text:style-name="P4">Translation: But the sons of Israel committed a trespass in the accursed things, and Achan, the son of Carmi, the son of Zabdi, the son of Zarah, of the tribe of Judah, took (some) from the accursed things, so he burned the anger of Yahweh in the sons of Israel. </text:p>
      <text:p text:style-name="P4"/>
      <text:p text:style-name="P4"/>
      <text:p text:style-name="P4">Joshua 7-2 </text:p>
      <text:p text:style-name="P4">a וַיִּשְׁלַח֩ יְהוֹשֻׁעַ אֲנָשִׁים מִֽירִיח֗וֹ הָעַ֞י </text:p>
      <text:p text:style-name="P4"><text:s text:c="4"/>and_he_sent(שָׁלַח)(Conj-w | V-Qal-ConsecImperf-3ms)(שָׁלַח send)</text:p>
      <text:p text:style-name="P4"><text:s text:c="4"/>Joshua(N-proper-ms)</text:p>
      <text:p text:style-name="P4"><text:s text:c="4"/>men(N-mp)(אִישׁ)</text:p>
      <text:p text:style-name="P4"><text:s text:c="4"/>from_Jericho(Prep-m | N-proper-fs)</text:p>
      <text:p text:style-name="P4"><text:s text:c="4"/>to_the_Ai(Art | N-proper-fs)</text:p>
      <text:p text:style-name="P4">b אֲשֶׁר עִם־בֵּית אָ֨וֶן֙ מִקֶּדֶם לְבֵֽית־אֵ֔ל </text:p>
      <text:p text:style-name="P4"><text:s text:c="4"/>which </text:p>
      <text:p text:style-name="P4"><text:s text:c="4"/>beside_Beth_Aven</text:p>
      <text:p text:style-name="P4"><text:s text:c="4"/>in_the_east</text:p>
      <text:p text:style-name="P4"><text:s text:c="4"/>to_Bethel </text:p>
      <text:p text:style-name="P4">c וַיֹּאמֶר אֲלֵיהֶם֙ לֵאמֹ֔ר עֲל֖וּ וְרַגְּל֣וּ אֶת־הָאָ֑רֶץ </text:p>
      <text:p text:style-name="P4"><text:s text:c="4"/>and_he_spoke </text:p>
      <text:p text:style-name="P4"><text:soft-page-break/><text:s text:c="4"/>to_them(אֶל + הֵם)(8.3) </text:p>
      <text:p text:style-name="P4"><text:s text:c="4"/>to_say, saying, (same root with וַיׂאמֶר, אָמַר)(Infinitive, 20.12)</text:p>
      <text:p text:style-name="P4"><text:s text:c="4"/>you_go_up!(imperative, 18.3)</text:p>
      <text:p text:style-name="P4"><text:s text:c="4"/>and_you_spyOut! (רָגַל go, Piel, Imperative)</text:p>
      <text:p text:style-name="P4"><text:s text:c="4"/>at_the_land </text:p>
      <text:p text:style-name="P4">d וַֽיַּעֲלוּ֙ הָאֲנָשִׁים וַֽיְרַגְּל֖וּ אֶת־הָעָֽי׃</text:p>
      <text:p text:style-name="P4"><text:s text:c="4"/>and_they_went_up(same root with עֲלוּ, עָלָה)</text:p>
      <text:p text:style-name="P4"><text:s text:c="4"/>the_men(who were sent)</text:p>
      <text:p text:style-name="P4"><text:s text:c="4"/>and_they_spied_out(רָגַל go, Piel)</text:p>
      <text:p text:style-name="P4"><text:s text:c="4"/>at_the_Ai</text:p>
      <text:p text:style-name="P4"><text:s text:c="4"/></text:p>
      <text:p text:style-name="P4">Note: Joshua is the same name with Jesus in Hebrew, Jesus, יֵשׁוּעַ, short form of יְהוֹשֻׁעַ, the Prophet after Moses, יֵשׁוּעַ.</text:p>
      <text:p text:style-name="P4"/>
      <text:p text:style-name="P4">Translation: And Joshua sent men from Jericho to the Ai, which beside Beth Aven, in the east of of Bethel, and he spoke to them, saying, "You go up and spy out the land!" And the men went up and spied out the Ai. </text:p>
      <text:p text:style-name="P4"/>
      <text:p text:style-name="P4"/>
      <text:p text:style-name="P4">Joshua 7-3 </text:p>
      <text:p text:style-name="P4">a וַיָּשֻׁבוּ אֶל־יְהוֹשֻׁעַ וַיֹּאמְר֣וּ אֵלָיו֮ </text:p>
      <text:p text:style-name="P4"><text:s text:c="4"/>and_they_returned (שׁוּב, turn back,)(Conj-w | V-Qal-ConsecImperf-3mp)</text:p>
      <text:p text:style-name="P4"><text:s text:c="4"/>to_Joshua </text:p>
      <text:p text:style-name="P4"><text:s text:c="4"/>and_they_said</text:p>
      <text:p text:style-name="P4"><text:s text:c="4"/>to_him</text:p>
      <text:p text:style-name="P4">b אַל־יַ֣עַל כָּל־הָעָם֒ </text:p>
      <text:p text:style-name="P4"><text:s text:c="4"/>do_not_let_them_go_up(עָלָה, go up, Jussive, 18.14, )</text:p>
      <text:p text:style-name="P4"><text:s text:c="4"/>all_the_people </text:p>
      <text:p text:style-name="P4">c כְּאַלְפַּיִם אִ֗ישׁ א֚וֹ כִּשְׁלֹ֣שֶׁת אֲלָפִ֣ים אִ֔ישׁ יַעֲל֖וּ וְיַכּ֣וּ אֶת־הָעָ֑י </text:p>
      <text:p text:style-name="P4"><text:s text:c="4"/>like_two_thousand(אֶלֶף)_man</text:p>
      <text:p text:style-name="P4"><text:s text:c="4"/>or_like_three_thousand_man(שְׁלֹשׁ, 11, construct chain)</text:p>
      <text:p text:style-name="P4"><text:s text:c="4"/>they_will_go_up</text:p>
      <text:p text:style-name="P4"><text:s text:c="4"/>and_attack(נָכָה, hit, attack, Hiphil, Conjunctive imperfect.)</text:p>
      <text:p text:style-name="P4"><text:s text:c="4"/>at_the_Ai. </text:p>
      <text:p text:style-name="P4">d אַל־תְּיַגַּע־שָׁמָּה֙ אֶת־כָּל־הָעָ֔ם </text:p>
      <text:p text:style-name="P4"><text:s text:c="4"/>do_not_weary(יָגַע, Piel, imperfect, )_to_there(Directional Ending, שָׁם+‫ה‬ ָ)(7.6)</text:p>
      <text:p text:style-name="P4"><text:s text:c="4"/>at_all_the_people</text:p>
      <text:p text:style-name="P4">e כִּי מְעַ֖ט הֵֽמָּה׃</text:p>
      <text:p text:style-name="P4"><text:s text:c="4"/>because</text:p>
      <text:p text:style-name="P4"><text:s text:c="4"/>little/few</text:p>
      <text:p text:style-name="P4"><text:s text:c="4"/>they(are)(הֵם, הֵםָה, 8.3)</text:p>
      <text:p text:style-name="P4"/>
      <text:p text:style-name="P4"><text:soft-page-break/>Note: אִישׁ is a singular noun, in Chinese, "2000 man" / "2000 men" has no difference (2000人，3000人), but in English, it does different. From this point, maybe Chinese is more similar with Hebrew than English. </text:p>
      <text:p text:style-name="P4"/>
      <text:p text:style-name="P4">Translation: And they returned to Joshua and said to him, "Don't let all the people go up, but about 2000 or 3000 men, they will go up and attack the Ai. Don't weary all the people to there, because few are they." </text:p>
      <text:p text:style-name="P4"/>
      <text:p text:style-name="P4"/>
      <text:p text:style-name="P4">Joshua 7-4 </text:p>
      <text:p text:style-name="P4">a וַיַּעֲל֤וּ מִן־הָעָם֙ שָׁמָּה כִּשְׁלֹ֥שֶׁת אֲלָפִ֖ים אִ֑ישׁ </text:p>
      <text:p text:style-name="P4"><text:s text:c="4"/>and_they_went_up(עָלָה)(Conj-w | V-Qal-ConsecImperf-3mp)</text:p>
      <text:p text:style-name="P4"><text:s text:c="4"/>from_the_people_there</text:p>
      <text:p text:style-name="P4"><text:s text:c="4"/>about_3000 man</text:p>
      <text:p text:style-name="P4">b וַיָּנֻ֕סוּ לִפְנֵ֖י אַנְשֵׁי הָעָֽי׃</text:p>
      <text:p text:style-name="P4"><text:s text:c="4"/>and_they_fled(נוּס)</text:p>
      <text:p text:style-name="P4"><text:s text:c="4"/>before(independent preposition, 6.2)</text:p>
      <text:p text:style-name="P4"><text:s text:c="4"/>the_men_the_Ai. </text:p>
      <text:p text:style-name="P4"><text:s text:c="4"/></text:p>
      <text:p text:style-name="P4">Note: אַנְשֵׁי is the construct plural form of אִישׁ</text:p>
      <text:p text:style-name="P4"><text:s text:c="4"/></text:p>
      <text:p text:style-name="P4">Translation: So about 3000 men went up from the people there, and they fled before the men of Ai. </text:p>
      <text:p text:style-name="P4"/>
      <text:p text:style-name="P4"/>
      <text:p text:style-name="P4">Joshua 7-5 </text:p>
      <text:p text:style-name="P4">a וַיַּכּ֨וּ מֵהֶ֜ם אַנְשֵׁי הָעַ֗י כִּשְׁלֹשִׁים וְשִׁשּׁה֙ אִ֔ישׁ </text:p>
      <text:p text:style-name="P4"><text:s text:c="4"/>and_they_struck_down(Conj-w | V-Hifil-ConsecImperf-3mp)</text:p>
      <text:p text:style-name="P4"><text:s text:c="4"/>from_them(Prep-m | Pro-3mp)(Israel people)</text:p>
      <text:p text:style-name="P4"><text:s text:c="4"/>men_of_Ai(construct chain)</text:p>
      <text:p text:style-name="P4"><text:s text:c="4"/>about_30(Prep-k | Number-cp)</text:p>
      <text:p text:style-name="P4"><text:s text:c="4"/>and_6(Conj-w | Number-ms)</text:p>
      <text:p text:style-name="P4"><text:s text:c="4"/>man(N-ms)</text:p>
      <text:p text:style-name="P4">b וַֽיִּרְדְּפ֞וּם לִפְנֵ֤י הַשּׁעַר֙ עַד־הַשּׁבָרִ֔ים </text:p>
      <text:p text:style-name="P4"><text:s text:c="4"/>and_they_chased_them(Conj-w | V-Qal-ConsecImperf-3mp | 3mp)</text:p>
      <text:p text:style-name="P4"><text:s text:c="4"/>before_the_gate</text:p>
      <text:p text:style-name="P4"><text:s text:c="4"/>until(Prep)_the_Shebarim</text:p>
      <text:p text:style-name="P4">c וַיַּכּ֖וּם בַּמּוֹרָ֑ד </text:p>
      <text:p text:style-name="P4"><text:s text:c="4"/>and_they_stuck_them_down(Conj-w | V-Hifil-ConsecImperf-3mp | 3mp)</text:p>
      <text:p text:style-name="P4"><text:s text:c="4"/>at_the_descent(Prep-b, Art | N-ms)（在斜坡上击打他们）</text:p>
      <text:p text:style-name="P4">d וַיִּמַּס לְבַב־הָעָ֖ם וַיְהִ֥י לְמָֽיִם׃</text:p>
      <text:p text:style-name="P4"><text:s text:c="4"/>and_melted(<text:tab/>Conj-w | V-Nifal-ConsecImperf-3ms)</text:p>
      <text:p text:style-name="P4"><text:s text:c="4"/>the_heart_of_people(לֵבָב)(Construct chain)</text:p>
      <text:p text:style-name="P4"><text:soft-page-break/><text:s text:c="4"/>and_it_was(<text:tab/>Conj-w | V-Qal-ConsecImperf-3ms)</text:p>
      <text:p text:style-name="P4"><text:s text:c="4"/>to_water(מַיִם)(Prep-l | N-mp)</text:p>
      <text:p text:style-name="P4"/>
      <text:p text:style-name="P4">Translation: And the men of Ai struck down about 36 men of them, and they chased them before the gate until the Shebarim, and they stuck them down at the descent. The heart of people melted, and became like water. </text:p>
      <text:p text:style-name="P4"/>
      <text:p text:style-name="P4"/>
      <text:p text:style-name="P4">Joshua 7-6</text:p>
      <text:p text:style-name="P4">a וַיִּקְרַ֨ע יְהוֹשֻׁעַ שִׂמְלֹתָ֗יו </text:p>
      <text:p text:style-name="P4"><text:s text:c="4"/>And_he_tore(Conj-w | V-Qal-ConsecImperf-3ms)(קָלָא)</text:p>
      <text:p text:style-name="P4"><text:s text:c="4"/>Joshua</text:p>
      <text:p text:style-name="P4"><text:s text:c="4"/>his_clothes(N-fpc | 3ms)</text:p>
      <text:p text:style-name="P4">b וַיִּפֹּל֩ עַל־פָּנָ֨יו אַ֜רְצָה לִפְנֵ֨י אֲר֤וֹן יְהוָה֙ עַד־הָעֶ֔רֶב </text:p>
      <text:p text:style-name="P4"><text:s text:c="4"/>and_fell(<text:tab/>Conj-w | V-Qal-ConsecImperf-3ms)</text:p>
      <text:p text:style-name="P4"><text:s text:c="4"/>on_his_face</text:p>
      <text:p text:style-name="P4"><text:s text:c="4"/>to_the_earth(אֶרֶץ)</text:p>
      <text:p text:style-name="P4"><text:s text:c="4"/>before</text:p>
      <text:p text:style-name="P4"><text:s text:c="4"/>the_ark_of_Yahweh(Construct chain)</text:p>
      <text:p text:style-name="P4"><text:s text:c="4"/>until_the_evening</text:p>
      <text:p text:style-name="P4">c ה֖וּא וְזִקְנֵ֣י יִשְׂרָאֵ֑ל וַיַּעֲל֥וּ עָפָ֖ר עַל־רֹאשָׁם׃</text:p>
      <text:p text:style-name="P4"><text:s text:c="4"/>he_and_elders(זָקֵן)_of_Israel</text:p>
      <text:p text:style-name="P4"><text:s text:c="4"/>and_they_put(Conj-w | V-Hifil-ConsecImperf-3mp)</text:p>
      <text:p text:style-name="P4"><text:s text:c="4"/>dust_on_their_heads(רֹאשׁ)</text:p>
      <text:p text:style-name="P4"/>
      <text:p text:style-name="P4">Translation: And Joshua tore his clothes, and fell to the earth on his face before the ark of Yahweh until the evening, he and elders of Israel, and they put dust on their heads. </text:p>
      <text:p text:style-name="P4"><text:s text:c="4"/></text:p>
      <text:p text:style-name="P4"/>
      <text:p text:style-name="P4">Joshua 7-7</text:p>
      <text:p text:style-name="P4">a וַיֹּאמֶר יְהוֹשֻׁעַ אֲהָ֣הּ אֲדֹנָ֣י יְהוִ֗ה </text:p>
      <text:p text:style-name="P4"><text:s text:c="4"/>and_he_said(Conj-w | V-Qal-ConsecImperf-3ms)</text:p>
      <text:p text:style-name="P4"><text:s text:c="4"/>Joshua</text:p>
      <text:p text:style-name="P4"><text:s text:c="4"/>Aha. my_Lord_Yahweh, </text:p>
      <text:p text:style-name="P4">b לָ֠מָה הֵעֲבַ֨רְתָּ הַעֲבִ֜יר אֶת־הָעָ֤ם הַזֶּה֙ </text:p>
      <text:p text:style-name="P4"><text:s text:c="4"/>for_what</text:p>
      <text:p text:style-name="P4"><text:s text:c="4"/>have_you_brought(V-Hifil-Perf-2ms)(עָבַר)</text:p>
      <text:p text:style-name="P4"><text:s text:c="4"/>to_bring(עָבַר)</text:p>
      <text:p text:style-name="P4"><text:s text:c="4"/>at_the_people</text:p>
      <text:p text:style-name="P4"><text:s text:c="4"/>the_this(Art | Pro-ms)</text:p>
      <text:p text:style-name="P4">c אֶת־הַיַּרְדֵּן לָתֵ֥ת אֹתָ֛נוּ בְּיַ֥ד הָאֱמֹרִ֖י לְהַאֲבִידֵ֑נוּ </text:p>
      <text:p text:style-name="P4"><text:s text:c="4"/>at_the_Jordan</text:p>
      <text:p text:style-name="P4"><text:soft-page-break/><text:s text:c="4"/>to_deliver(נָתַן)_at_us</text:p>
      <text:p text:style-name="P4"><text:s text:c="4"/>into_the_hand_of_the_Amorites</text:p>
      <text:p text:style-name="P4"><text:s text:c="4"/>to_destroy_us(Prep-l | V-Hifil-Inf | 1cp)</text:p>
      <text:p text:style-name="P4">d וְלוּ֙ הוֹאַ֣לְנוּ וַנֵּשֶׁב בְּעֵ֖בֶר הַיַּרְדֵּן׃</text:p>
      <text:p text:style-name="P4"><text:s text:c="4"/>and_wish(לוּ)</text:p>
      <text:p text:style-name="P4"><text:s text:c="4"/>we_had_been_content(יָאַל)(V-Hifil-Perf-1cp)</text:p>
      <text:p text:style-name="P4"><text:s text:c="4"/>and_dwelt(יָשַׁב)(<text:tab/>Conj-w | V-Qal-ConsecImperf-1cp)</text:p>
      <text:p text:style-name="P4"><text:s text:c="4"/>in_other_side(עֵבֶר)_of_the_Jordan</text:p>
      <text:p text:style-name="P4"/>
      <text:p text:style-name="P4">Translation: And Joshua said, Aha, my Lord Yahweh, for what have you brought this people to the Jordan to deliver us into the hand of Amorites to destroy us? I wish that we had been content and dwelt in the other side of the Jordan. </text:p>
      <text:p text:style-name="P4"/>
      <text:p text:style-name="P4"/>
      <text:p text:style-name="P4">Joshua 7-8</text:p>
      <text:p text:style-name="P4">a בִּי אֲדֹנָ֑י מָ֣ה אֹמַ֔ר </text:p>
      <text:p text:style-name="P4"><text:s text:c="4"/>I_please(Prep | 1cs) my_Lord </text:p>
      <text:p text:style-name="P4"><text:s text:c="4"/>what_I_will_say(V-Qal-Imperf-1cs)(אָמַר)</text:p>
      <text:p text:style-name="P4">b אַ֠חֲרֵי אֲשֶׁר הָפַ֧ךְ יִשְׂרָאֵ֛ל עֹ֖רֶף לִפְנֵ֥י אֹיְבָֽיו׃</text:p>
      <text:p text:style-name="P4"><text:s text:c="4"/>when_which(Prep, Relative Pronoun)</text:p>
      <text:p text:style-name="P4"><text:s text:c="4"/>he_turned(הָפַךְ)</text:p>
      <text:p text:style-name="P4"><text:s text:c="4"/>Israel</text:p>
      <text:p text:style-name="P4"><text:s text:c="4"/>back</text:p>
      <text:p text:style-name="P4"><text:s text:c="4"/>before_his_enemies(<text:tab/>V-Qal-Prtcpl-mpc | 3ms)</text:p>
      <text:p text:style-name="P4"/>
      <text:p text:style-name="P4">Note: The Israel People is a singular noun in Hebrew, but in English, it should be translated as plural. </text:p>
      <text:p text:style-name="P4"/>
      <text:p text:style-name="P4">Translation: I please, my Lord, What shall I say, when Israel turned back before his enemies. </text:p>
      <text:p text:style-name="P4"/>
      <text:p text:style-name="P4"/>
      <text:p text:style-name="P4">Joshua 7-9</text:p>
      <text:p text:style-name="P4">a וְיִשְׁמְע֣וּ הַֽכְּנַעֲנִ֗י וְכֹל֙ יֹשְׁבֵ֣י הָאָ֔רֶץ </text:p>
      <text:p text:style-name="P4"><text:s text:c="4"/>and_they_will_hear(Conj-w | V-Qal-ConjImperf-3mp)</text:p>
      <text:p text:style-name="P4"><text:s text:c="4"/>the_Canaanite(<text:tab/>Art | N-proper-ms)</text:p>
      <text:p text:style-name="P4"><text:s text:c="4"/>and_all_inhabitants_of_the_land</text:p>
      <text:p text:style-name="P4">b וְנָסַ֣בּוּ עָלֵ֔ינוּ וְהִכְרִ֥יתוּ אֶת־שְׁמֵ֖נוּ מִן־הָאָ֑רֶץ </text:p>
      <text:p text:style-name="P4"><text:s text:c="4"/>and_they_will_surround(<text:tab/>Conj-w | V-Nifal-ConjPerf-3cp)</text:p>
      <text:p text:style-name="P4"><text:s text:c="4"/>on_us</text:p>
      <text:p text:style-name="P4"><text:s text:c="4"/>and_they_will_cut_off</text:p>
      <text:p text:style-name="P4"><text:s text:c="4"/>at_our_name</text:p>
      <text:p text:style-name="P4"><text:s text:c="4"/>from_the_earth</text:p>
      <text:p text:style-name="P4"><text:soft-page-break/>c וּמַֽה־תַּעֲשֵׂה לְשִׁמְךָ֥ הַגָּדֽוֹל׃ <text:s/>ס</text:p>
      <text:p text:style-name="P4"><text:s text:c="4"/>and_what_you_will_do</text:p>
      <text:p text:style-name="P4"><text:s text:c="4"/>for_your_name_the_great</text:p>
      <text:p text:style-name="P4"/>
      <text:p text:style-name="P4">Translation: And the Canaanites and all the inhabitants of the land will hear and they will surround us, and they will cut off our name from the earth. And what will you do for your great name?</text:p>
      <text:p text:style-name="P4"><text:s text:c="4"/></text:p>
      <text:p text:style-name="P4"/>
      <text:p text:style-name="P4">Joshua 7-10</text:p>
      <text:p text:style-name="P4">a וַיֹּאמֶר יְהוָ֛ה אֶל־יְהוֹשֻׁעַ קֻ֣ם לָ֑ךְ </text:p>
      <text:p text:style-name="P4"><text:s text:c="4"/>and_he_said(אָמַר)(<text:tab/>Conj-w | V-Qal-ConsecImperf-3ms)</text:p>
      <text:p text:style-name="P4"><text:s text:c="4"/>Yahweh</text:p>
      <text:p text:style-name="P4"><text:s text:c="4"/>to_Joshua</text:p>
      <text:p text:style-name="P4"><text:s text:c="4"/>you_get_up(V-Qal-Imp-ms)(קוּם)</text:p>
      <text:p text:style-name="P4"><text:s text:c="4"/>to_you</text:p>
      <text:p text:style-name="P4">b לָ֣מָּה זֶּה אַתָּה נֹפֵ֥ל עַל־פָּנֶֽיךָ׃</text:p>
      <text:p text:style-name="P4"><text:s text:c="4"/>for_what</text:p>
      <text:p text:style-name="P4"><text:s text:c="4"/>this</text:p>
      <text:p text:style-name="P4"><text:s text:c="4"/>you</text:p>
      <text:p text:style-name="P4"><text:s text:c="4"/>to_fell(V-Qal-Prtcpl-ms)(נָפַל)</text:p>
      <text:p text:style-name="P4"><text:s text:c="4"/>on_your_face</text:p>
      <text:p text:style-name="P4"/>
      <text:p text:style-name="P4">Translation: And Yahweh said to Joshua, "Get up! This is for what that you fallen on your fac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13:45:23.882851249</meta:creation-date>
    <dc:date>2021-03-09T15:08:32.237577356</dc:date>
    <meta:editing-duration>PT4M33S</meta:editing-duration>
    <meta:editing-cycles>3</meta:editing-cycles>
    <meta:generator>LibreOffice/6.0.6.2$Linux_X86_64 LibreOffice_project/00m0$Build-2</meta:generator>
    <meta:document-statistic meta:table-count="0" meta:image-count="0" meta:object-count="0" meta:page-count="6" meta:paragraph-count="184" meta:word-count="962" meta:character-count="7424" meta:non-whitespace-character-count="6103"/>
  </office:meta>
</office:document-meta>
</file>